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ICI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Francisco Javier Zorzano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Francisco Javier Zorzano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Experto técnico de #thinkingThings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00699834193/entrevista-a-francisco-javier-zorzano-experto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Un hackathon es la mejor manera de probar un producto para desarrolladores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Álvaro Gómez Martín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Álvaro Gómez Martín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Consultor estratégico en Google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08349094603/casos-de-%C3%A9xito-%C3%A1lvaro-g%C3%B3mez-mart%C3%ADn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En el hackathon me surgió la posibiliidad de entrar a trabajar en Google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Elena Álvarez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Elena Álvarez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Business Development Leader of Popular Payments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2075721858/entrevista-a-elena-%C3%A1lvarez-business-development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Recomendaría la experiencia a todas la empresas que quieran vivir la innovación en vivo y en directo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LowPopTicket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LowPopTicket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Equipo finalista del #SnapHack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3206394288/entrevista-a-lowpopticket-equipo-finalista-del-snaphack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Un hackathon tiene que ser divertido, que conozcas gente, y que se trate con respeto a los participantes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Performband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Performband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Equipo ganador del #SnapHack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3375266063/entrevista-a-performband-equipo-ganador-del-snaphack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Se puede pasar de una idea a un producto en menos de un día, y de forma divertida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Glupp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Glupp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Equipo participante del #CampusInWatch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4154358148/entrevista-a-glupp-equipo-participante-del-campusinwatch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Los equipos heterogéneos tienen más posibilidades de sacar un mejor trabajo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PillCalling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PillCalling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Equipo finalista del #CampusInWatch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4216409813/entrevista-pillcalling-finalista-del-campusinwatch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Recomendaríamos la experiencia a personas de cualquier ámbito, ya que seguro que en algún hackathon encaja su perfil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SaveMe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SaveMe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Equipo ganador del #CampusInWatch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4311999918/entrevista-a-saveme-ganador-del-campusinwatch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Todo el mundo debería probar a trabajar a contrareloj con un equipo de personas que no sueles conocer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BreatheBetter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BreatheBetter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Segundos clasificados del #DataFestMAD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4758458208/breathbetter-segundos-clasificados-datafestmad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Animaos a participar en hackathones de temas que os interesen, es toda una experiencia positiva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DensiTweet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DensiTweet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Ganadores del premio de geolocalización del #DataFestMAD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5560901993/densitweet-ganadores-premio-geolocalizacion-datafestmad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Es toda una experiencia coger una idea y darle forma con gente desconocida, ya que te van a sorprender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JusTrash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JusTrash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Ganadores del #DataFestMAD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15884051928/entrevista-a-justrash-ganadores-del-datafestmad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Te permite conocer profesionales con perfiles que pueden encajar en proyectos en marcha o futuros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Badoogs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Badoogs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Finalistas del #TWOC15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6417830413/entrevista-a-badoog-finalistas-del-twoc15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Es una experiencia increíble, una mezcla de diversión, aprendizaje y presión por conseguir un objetivo en un corto plazo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GeoRep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GeoRep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Ganadores del #TWOC15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082539628/entrevista-a-geoorep-ganadores-del-twoc15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"Hemos adquirido experiencia en desarrollo y conocido a muchas personas que nos pueden ayudar con nuestra StartUp."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Alfonso Gómez-Jordana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Alfonso Gómez-Jordana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Mentor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318207698/entrevista-a-alfonso-gomez-jordana-mentor-del-majadahack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No fue mal consejo el que me apuntara a esas cosas llamadas hackathon :)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Amaia Castro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Amaia Castro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Mentora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471081318/entrevista-a-amaia-castro-mentora-del-majadahackjunior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Me ha sorprendido gratamente la capacidad de los participantes de hacer cosas que funcionan en tan poco tiempo :)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Javier Miguel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Javier Miguel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Mentor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566398173/entrevista-a-javier-miguel-mentor-del-majadahackjunior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Es muy satisfactorio ver tanta gente joven interesada en el desarrollo de software disfrutando de construir cosas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Javier Gómez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Javier Gómez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Mentor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635726528/entrevista-a-javier-gomez-mentor-del-majadahackjunior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Me ha gustado el ambiente que había y el espíritu de la gente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Miguel Abellan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Miguel Abellan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Mentor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662822018/entrevista-a-miguel-abellan-mentor-del-majadahackjunior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Me siento feliz enseñando a programar y compartiendo experiencias y prácticas con la comunidad de programadores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Pablo Fernández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Pablo Fernández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Mentor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663389868/entrevista-a-pablo-fernandez-mentor-del-majadahackjunior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Todo el mundo puede aportar algo, desde saber programación, a tener buenas ideas, o simplemente aportar buen ambiente al grupo.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ICIO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ICIO2</text:p>
          </table:table-cell>
          <table:table-cell office:value-type="string" calcext:value-type="string">
            <text:p>Marina Lorenzo</text:p>
          </table:table-cell>
          <table:table-cell office:value-type="string" calcext:value-type="string">
            <text:p>INICIO3</text:p>
          </table:table-cell>
          <table:table-cell office:value-type="string" calcext:value-type="string">
            <text:p>Marina Lorenzo</text:p>
          </table:table-cell>
          <table:table-cell office:value-type="string" calcext:value-type="string">
            <text:p>INICIO4</text:p>
          </table:table-cell>
          <table:table-cell office:value-type="string" calcext:value-type="string">
            <text:p>Organizadora del #MajadaHackJunior</text:p>
          </table:table-cell>
          <table:table-cell office:value-type="string" calcext:value-type="string">
            <text:p>INICIO5</text:p>
          </table:table-cell>
          <table:table-cell office:value-type="string" calcext:value-type="string">
            <text:p>http://hackathonlovers.tumblr.com/post/127666686113/entrevista-marina-lorenzo-organizadora-majadahackjunior</text:p>
          </table:table-cell>
          <table:table-cell office:value-type="string" calcext:value-type="string">
            <text:p>INICIO6</text:p>
          </table:table-cell>
          <table:table-cell office:value-type="string" calcext:value-type="string">
            <text:p>Necesitamos la participación de mujeres programadoras en este tipo de actividades.</text:p>
          </table:table-cell>
          <table:table-cell office:value-type="string" calcext:value-type="string">
            <text:p>F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7:17:24.834567909</meta:creation-date>
    <dc:date>2015-09-04T17:26:56.152935718</dc:date>
    <meta:editing-duration>PT9M31S</meta:editing-duration>
    <meta:editing-cycles>1</meta:editing-cycles>
    <meta:document-statistic meta:table-count="1" meta:cell-count="260" meta:object-count="0"/>
    <meta:generator>LibreOffice/4.4.2.2$Linux_X86_64 LibreOffice_project/40m0$Build-2</meta:generator>
  </office:meta>
</office:document-meta>
</file>